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officeooo:paragraph-rsid="000adf25"/>
    </style:style>
    <style:style style:name="P3" style:family="paragraph" style:parent-style-name="Text_20_body">
      <style:paragraph-properties fo:margin-left="0in" fo:margin-right="0in" fo:text-indent="0in" style:auto-text-indent="false"/>
      <style:text-properties fo:font-weight="bold" officeooo:paragraph-rsid="000adf25" style:font-weight-asian="bold" style:font-weight-complex="bold"/>
    </style:style>
    <style:style style:name="P4" style:family="paragraph" style:parent-style-name="Text_20_body">
      <style:paragraph-properties fo:margin-left="0in" fo:margin-right="0in" fo:text-indent="0in" style:auto-text-indent="false"/>
      <style:text-properties fo:font-weight="bold" style:font-weight-asian="bold" style:font-weight-complex="bold"/>
    </style:style>
    <style:style style:name="P5" style:family="paragraph" style:parent-style-name="Text_20_body" style:list-style-name="L1"/>
    <style:style style:name="T1" style:family="text">
      <style:text-properties officeooo:rsid="000adf25"/>
    </style:style>
    <style:style style:name="T2" style:family="text">
      <style:text-properties officeooo:rsid="000c8dd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9. Provide an in-depth explanation of the distinctions between WEP, WPA,</text:p>
      <text:p text:style-name="Standard">WPA2, and WPA3 in the context of wireless networking. Additionally, please share</text:p>
      <text:p text:style-name="Standard">your recommendation for the most secure option among them and elucidate the</text:p>
      <text:p text:style-name="Standard">reasons behind your choice.</text:p>
      <text:p text:style-name="Standard"/>
      <text:p text:style-name="P1"><text:span text:style-name="T1">W</text:span>ired Equivalent Privacy (WEP) was the first attempt at wireless protection which started in the middle/late 1990s. The aim was to add security to wireless networks by encrypting data. So that if wireless data were intercepted, it would be unrecognizable to the interceptors since it had been encrypted. However, systems that are authorized on the network would be able to recognize and decrypt the data. The devices on the network make use of the same encryption algorithm.</text:p>
      <text:p text:style-name="P1"><text:span text:style-name="T1">W</text:span>EP encrypts traffic using a 64- or 128-bit key in hexadecimal. This is a static key, which means all traffic, regardless of device, is encrypted using a single key. A WEP key allows computers on a network to exchange encoded messages while hiding the messages’ contents from intruders. This key is what is used to connect to a wireless-security-enabled network.</text:p>
      <text:p text:style-name="P2"><text:span text:style-name="T1">O</text:span>ne of WEP’s main goals was to prevent Man-in-the-Middle attacks, which it did for a time. However, despite revisions to the protocol and increased key size, various security flaws developed over time. As computing power increased, it became easier to exploit.</text:p>
      <text:p text:style-name="P3"><text:span text:style-name="T1">W</text:span>PA</text:p>
      <text:p text:style-name="P1"><text:span text:style-name="T1">B</text:span>ecause of the vulnerabilities in WEP, the Wi-Fi Alliance officially retired WEP in 2004. Today, WEP security is considered obsolete, although it is still sometimes in use — either because network administrators haven’t changed the default security on their wireless routers or because devices are too old to support newer encryption methods like WPA</text:p>
      <text:p text:style-name="P1"><text:span text:style-name="T1">W</text:span>i-Fi Protected Access. Introduced in 2003, this protocol was the Wi-Fi Alliance’s replacement for WEP. It shared similarities with WEP but offered improvements in how it handled security keys and the way users are authorized. While WEP provides each authorized system with the same key, WPA uses the temporal key integrity protocol (TKIP), which dynamically changes the key that systems use. This prevents intruders from creating their own encryption key to match the one used by the secure network. The TKIP encryption standard was later superseded by the Advanced Encryption Standard (AES).</text:p>
      <text:p text:style-name="P1"><text:bookmark text:name="5126"/>In addition, WPA included message integrity checks to determine if an attacker had captured or altered data packets. The keys used by WPA were 256-bit, a significant increase over the 64 bit and 128-bit keys used in the WEP system. However, despite these improvements, elements of WPA came to be exploited — which led to WPA2.</text:p>
      <text:p text:style-name="P1"><text:span text:style-name="Strong_20_Emphasis"><text:span text:style-name="T1">W</text:span></text:span><text:span text:style-name="Strong_20_Emphasis">PA2</text:span></text:p>
      <text:p text:style-name="P1"><text:span text:style-name="T1">W</text:span>PA2 was introduced in 2004 and was an upgraded version of WPA. WPA2 is based on the robust security network (RSN) mechanism and operates on two modes:</text:p>
      <text:p text:style-name="P1"><text:span text:style-name="Strong_20_Emphasis"><text:span text:style-name="T1">P</text:span></text:span><text:span text:style-name="Strong_20_Emphasis">ersonal mode or Pre-shared Key (WPA2-PSK)</text:span> — which relies on a shared passcode for access and is usually used in home environments.</text:p>
      <text:p text:style-name="P1"><text:span text:style-name="Strong_20_Emphasis"><text:span text:style-name="T1">E</text:span></text:span><text:span text:style-name="Strong_20_Emphasis">nterprise mode (WPA2-EAP)</text:span> — as the name suggests, this is more suited to organizational or business use.</text:p>
      <text:p text:style-name="P1"><text:soft-page-break/><text:span text:style-name="T1">B</text:span>oth modes use the CCMP — which stands for Counter Mode Cipher Block Chaining Message Authentication Code Protocol. The CCMP protocol is based on the Advanced Encryption Standard (AES) algorithm, which provides message authenticity and integrity verification. CCMP is stronger and more reliable than WPA’s original Temporal Key Integrity Protocol (TKIP), making it more difficult for attackers to spot patterns.</text:p>
      <text:p text:style-name="P4"><text:span text:style-name="T1">W</text:span>PA3</text:p>
      <text:p text:style-name="P1"><text:span text:style-name="T1">B</text:span>ut compared to WPA3, WPA2 had drawbacks too. For example, it is vulnerable to key reinstallation attacks (KRACK). KRACK exploits a weakness in WPA2, which allows attackers to pose as a clone network and force the victim to connect to a malicious network instead. This enables the hacker to decrypt a small piece of data that may be aggregated to crack the encryption key. However, devices can be patched, and WPA2 is still considered more secure than WEP or WPA.</text:p>
      <text:p text:style-name="P4"><text:span text:style-name="T1">M</text:span>y Recommendation:</text:p>
      <text:p text:style-name="P1"><text:span text:style-name="T1">W</text:span>PA3 is the third iteration of the Wi-Fi Protected Access protocol and also my recommendation. This is because Wi-Fi Alliance introduced WPA3 in 2018 as an important improvement. More reason why WPA is still the most secure is that WPA3 introduced some cool features for both personal and enterprise that further strengthened it;</text:p>
      <text:list text:style-name="L1">
        <text:list-item>
          <text:p text:style-name="P5"><text:span text:style-name="Strong_20_Emphasis">Individualized data encryption</text:span>: When logging on to a public network, WPA3 signs up a new device through a process other than a shared password. WPA3 uses a Wi-Fi Device Provisioning Protocol (DPP) system that allows users to use Near Field Communication (NFC) tags or QR codes to allow devices on the network. In addition, WPA3 security uses GCMP-256 encryption rather than the previously used 128-bit encryption.</text:p>
        </text:list-item>
        <text:list-item>
          <text:p text:style-name="P5"><text:span text:style-name="Strong_20_Emphasis">Simultaneous Authentication of Equals protocol</text:span>: This is used to create a secure handshake, where a network device will connect to a wireless access point, and both devices communicate to verify authentication and connection. Even if a user’s password is weak, WPA3 provides a more secure handshake using Wi-Fi DPP.</text:p>
        </text:list-item>
        <text:list-item>
          <text:p text:style-name="P5"><text:span text:style-name="Strong_20_Emphasis">Stronger brute force attack protection</text:span>: WPA3 protects against offline password guesses by allowing a user only one guess, forcing the user to interact with the Wi-Fi device directly, meaning they would have to be physically present every time they want to guess the password. WPA2 lacks built-in encryption and privacy in public open networks, making brute force attacks a significant threat.</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8T10:04:46.452283792</meta:creation-date>
    <dc:date>2024-07-24T13:36:48.852441476</dc:date>
    <meta:editing-duration>PT2M6S</meta:editing-duration>
    <meta:editing-cycles>2</meta:editing-cycles>
    <meta:generator>LibreOffice/24.2.3.2$Linux_X86_64 LibreOffice_project/420$Build-2</meta:generator>
    <meta:document-statistic meta:table-count="0" meta:image-count="0" meta:object-count="0" meta:page-count="2" meta:paragraph-count="23" meta:word-count="857" meta:character-count="5364" meta:non-whitespace-character-count="4528"/>
  </office:meta>
</office:document-meta>
</file>